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0604in" style:rel-column-width="2967*"/>
    </style:style>
    <style:style style:name="Table1.B" style:family="table-column">
      <style:table-column-properties style:column-width="1.4021in" style:rel-column-width="2019*"/>
    </style:style>
    <style:style style:name="Table1.C" style:family="table-column">
      <style:table-column-properties style:column-width="1.7313in" style:rel-column-width="249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a90d" officeooo:paragraph-rsid="0017a90d"/>
    </style:style>
    <style:style style:name="P2" style:family="paragraph" style:parent-style-name="Standard">
      <style:paragraph-properties fo:text-align="center" style:justify-single-word="false"/>
      <style:text-properties officeooo:rsid="0017a90d" officeooo:paragraph-rsid="0017a90d"/>
    </style:style>
    <style:style style:name="P3" style:family="paragraph" style:parent-style-name="Standard">
      <style:text-properties officeooo:rsid="0018518c" officeooo:paragraph-rsid="0018518c"/>
    </style:style>
    <style:style style:name="P4" style:family="paragraph" style:parent-style-name="Standard">
      <style:text-properties officeooo:rsid="0018518c" officeooo:paragraph-rsid="001f6a4d"/>
    </style:style>
    <style:style style:name="P5" style:family="paragraph" style:parent-style-name="Standard">
      <style:text-properties fo:font-style="italic" officeooo:rsid="0017a90d" officeooo:paragraph-rsid="0017a90d" style:font-style-asian="italic" style:font-style-complex="italic"/>
    </style:style>
    <style:style style:name="P6" style:family="paragraph" style:parent-style-name="Standard">
      <style:text-properties officeooo:rsid="001c45c9" officeooo:paragraph-rsid="001c45c9"/>
    </style:style>
    <style:style style:name="P7" style:family="paragraph" style:parent-style-name="Standard">
      <style:text-properties officeooo:rsid="001f6a4d" officeooo:paragraph-rsid="001f6a4d"/>
    </style:style>
    <style:style style:name="P8" style:family="paragraph" style:parent-style-name="Standard">
      <style:text-properties officeooo:rsid="001f6a4d" officeooo:paragraph-rsid="00208b01"/>
    </style:style>
    <style:style style:name="P9" style:family="paragraph" style:parent-style-name="Standard">
      <style:text-properties officeooo:rsid="00208b01" officeooo:paragraph-rsid="00208b01"/>
    </style:style>
    <style:style style:name="P10" style:family="paragraph" style:parent-style-name="Standard">
      <style:text-properties officeooo:rsid="00208b01" officeooo:paragraph-rsid="002cec53"/>
    </style:style>
    <style:style style:name="P11" style:family="paragraph" style:parent-style-name="Standard">
      <style:text-properties officeooo:rsid="0021a1a0" officeooo:paragraph-rsid="0023338f"/>
    </style:style>
    <style:style style:name="P12" style:family="paragraph" style:parent-style-name="Standard">
      <style:text-properties officeooo:rsid="0021a1a0" officeooo:paragraph-rsid="0025100d"/>
    </style:style>
    <style:style style:name="P13" style:family="paragraph" style:parent-style-name="Standard">
      <style:text-properties officeooo:rsid="0023338f" officeooo:paragraph-rsid="0023338f"/>
    </style:style>
    <style:style style:name="P14" style:family="paragraph" style:parent-style-name="Standard" style:list-style-name="L3">
      <style:text-properties officeooo:rsid="0025100d" officeooo:paragraph-rsid="0025100d"/>
    </style:style>
    <style:style style:name="P15" style:family="paragraph" style:parent-style-name="Standard">
      <style:text-properties officeooo:rsid="0025100d" officeooo:paragraph-rsid="0025100d"/>
    </style:style>
    <style:style style:name="P16" style:family="paragraph" style:parent-style-name="Standard">
      <style:text-properties officeooo:rsid="0026b471" officeooo:paragraph-rsid="0026b471"/>
    </style:style>
    <style:style style:name="P17" style:family="paragraph" style:parent-style-name="Standard" style:list-style-name="L4">
      <style:text-properties officeooo:rsid="0026b471" officeooo:paragraph-rsid="0026b471"/>
    </style:style>
    <style:style style:name="P18" style:family="paragraph" style:parent-style-name="Standard">
      <style:paragraph-properties fo:break-before="page"/>
      <style:text-properties officeooo:rsid="00208b01" officeooo:paragraph-rsid="00208b01"/>
    </style:style>
    <style:style style:name="P19" style:family="paragraph" style:parent-style-name="Table_20_Contents">
      <style:text-properties officeooo:rsid="00208b01" officeooo:paragraph-rsid="00208b01"/>
    </style:style>
    <style:style style:name="P20" style:family="paragraph" style:parent-style-name="Table_20_Contents">
      <style:text-properties officeooo:rsid="0021a1a0"/>
    </style:style>
    <style:style style:name="P21" style:family="paragraph" style:parent-style-name="Table_20_Contents">
      <style:text-properties officeooo:rsid="0021a1a0" officeooo:paragraph-rsid="0021a1a0"/>
    </style:style>
    <style:style style:name="P22" style:family="paragraph" style:parent-style-name="Table_20_Contents">
      <style:text-properties fo:font-weight="bold" officeooo:rsid="00208b01" style:font-weight-asian="bold" style:font-weight-complex="bold"/>
    </style:style>
    <style:style style:name="P23" style:family="paragraph" style:parent-style-name="Table_20_Contents">
      <style:text-properties fo:font-weight="bold" officeooo:rsid="00208b01" officeooo:paragraph-rsid="00208b01" style:font-weight-asian="bold" style:font-weight-complex="bold"/>
    </style:style>
    <style:style style:name="T1" style:family="text">
      <style:text-properties officeooo:rsid="0017a90d"/>
    </style:style>
    <style:style style:name="T2" style:family="text">
      <style:text-properties officeooo:rsid="0018518c"/>
    </style:style>
    <style:style style:name="T3" style:family="text">
      <style:text-properties officeooo:rsid="00192a6b"/>
    </style:style>
    <style:style style:name="T4" style:family="text">
      <style:text-properties officeooo:rsid="001c45c9"/>
    </style:style>
    <style:style style:name="T5" style:family="text">
      <style:text-properties style:text-position="sub 58%" officeooo:rsid="001c45c9"/>
    </style:style>
    <style:style style:name="T6" style:family="text">
      <style:text-properties style:text-position="sub 58%" officeooo:rsid="001f6a4d"/>
    </style:style>
    <style:style style:name="T7" style:family="text">
      <style:text-properties officeooo:rsid="001d769b"/>
    </style:style>
    <style:style style:name="T8" style:family="text">
      <style:text-properties officeooo:rsid="001f6a4d"/>
    </style:style>
    <style:style style:name="T9" style:family="text">
      <style:text-properties officeooo:rsid="00208b01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208b01"/>
    </style:style>
    <style:style style:name="T12" style:family="text">
      <style:text-properties style:text-position="super 58%" officeooo:rsid="0023338f"/>
    </style:style>
    <style:style style:name="T13" style:family="text">
      <style:text-properties style:text-position="0% 100%"/>
    </style:style>
    <style:style style:name="T14" style:family="text">
      <style:text-properties style:text-position="0% 100%" officeooo:rsid="00208b01"/>
    </style:style>
    <style:style style:name="T15" style:family="text">
      <style:text-properties style:text-position="0% 100%" officeooo:rsid="001f6a4d"/>
    </style:style>
    <style:style style:name="T16" style:family="text">
      <style:text-properties style:text-position="0% 100%" officeooo:rsid="0023338f"/>
    </style:style>
    <style:style style:name="T17" style:family="text">
      <style:text-properties style:text-position="0% 100%" officeooo:rsid="0025100d"/>
    </style:style>
    <style:style style:name="T18" style:family="text">
      <style:text-properties style:text-position="0% 100%" officeooo:rsid="0026b471"/>
    </style:style>
    <style:style style:name="T19" style:family="text">
      <style:text-properties style:text-position="0% 100%" fo:font-style="italic" style:font-style-asian="italic" style:font-style-complex="italic"/>
    </style:style>
    <style:style style:name="T20" style:family="text">
      <style:text-properties style:text-position="0% 100%" officeooo:rsid="0028a7e4"/>
    </style:style>
    <style:style style:name="T21" style:family="text">
      <style:text-properties style:text-position="0% 100%" officeooo:rsid="002cec53"/>
    </style:style>
    <style:style style:name="T22" style:family="text">
      <style:text-properties style:text-position="0% 100%" officeooo:rsid="002dedb8"/>
    </style:style>
    <style:style style:name="T23" style:family="text">
      <style:text-properties officeooo:rsid="0021a1a0"/>
    </style:style>
    <style:style style:name="T24" style:family="text">
      <style:text-properties officeooo:rsid="0023338f"/>
    </style:style>
    <style:style style:name="T25" style:family="text">
      <style:text-properties officeooo:rsid="002cec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brupt <text:span text:style-name="T1">Change in Complex </text:span>System<text:span text:style-name="T1">s</text:span> by Small <text:span text:style-name="T1">Changes in </text:span>Micro <text:span text:style-name="T1">Behavior</text:span></text:p>
      <text:p text:style-name="P2">by Sven Nilsen, 2017</text:p>
      <text:p text:style-name="P1"/>
      <text:p text:style-name="P5"><text:span text:style-name="T7">Here I represent an inference technique to study what probability a micro behavior need to have in order to change the overall system drastically, but otherwise keeps the system in one of two states. </text:span>It is <text:span text:style-name="T2">perhaps </text:span>the simplest possible <text:span text:style-name="T7">model</text:span> where abrupt changes can occur due to small changes in micro behavior, <text:span text:style-name="T7">which makes the technique applicable to a wide variety of applications</text:span>.</text:p>
      <text:p text:style-name="P1"/>
      <text:p text:style-name="P4">Alice <text:span text:style-name="T3">designs a spaceship and tries to figure what level of safety is required. She needs to decide between two designs, one where 5 things need to go wrong and one where 20 things need to go wrong for an accident to occur.</text:span></text:p>
      <text:p text:style-name="P3"/>
      <text:p text:style-name="P6">In general, <text:span text:style-name="T8">such problems can be modeled as a list of events `x</text:span><text:span text:style-name="T6">i</text:span><text:span text:style-name="T8">` that all happens simultaneously. The safety aspect can be thought of as the existence of a such list among other ones, where each list represents a single use of the system. Assuming the events are independent, this corresponds to the probability assigned to the following logical expression:</text:span></text:p>
      <text:p text:style-name="P3"/>
      <text:p text:style-name="P3"><text:tab/><text:span text:style-name="T4">P(∃ i { ∀ j { x</text:span><text:span text:style-name="T5">ij</text:span><text:span text:style-name="T4"> } })</text:span></text:p>
      <text:p text:style-name="P3"/>
      <text:p text:style-name="P7">Deriving the formula for the probability:</text:p>
      <text:p text:style-name="P7"/>
      <text:p text:style-name="P7"><text:tab/><text:span text:style-name="T4">P(∃ i { ∀ j { x</text:span><text:span text:style-name="T5">ij</text:span><text:span text:style-name="T4"> } })</text:span></text:p>
      <text:p text:style-name="P7"><text:tab/>1 - ∏ i { 1 - P(<text:span text:style-name="T4">∀ j { x</text:span><text:span text:style-name="T5">ij</text:span><text:span text:style-name="T4"> }</text:span>) }</text:p>
      <text:p text:style-name="P7"><text:tab/>1 - ∏ i { 1 - ∏<text:span text:style-name="T4"> j { x</text:span><text:span text:style-name="T5">ij</text:span><text:span text:style-name="T4"> }</text:span> }</text:p>
      <text:p text:style-name="P7"/>
      <text:p text:style-name="P7">By setting a uniform <text:span text:style-name="T9">probability for each event, one can obtain a simpler formula that makes it easier to study the sensitivity:</text:span></text:p>
      <text:p text:style-name="P7"/>
      <text:p text:style-name="P8"><text:tab/>1 - ∏ i { 1 - ∏<text:span text:style-name="T4"> j { x</text:span><text:span text:style-name="T5">ij</text:span><text:span text:style-name="T4"> }</text:span> }</text:p>
      <text:p text:style-name="P8"><text:tab/>1 - ∏ i { 1 - <text:span text:style-name="T9">p</text:span><text:span text:style-name="T11">a</text:span> }</text:p>
      <text:p text:style-name="P8"><text:tab/>1 - <text:span text:style-name="T9">(</text:span>1 - <text:span text:style-name="T9">p</text:span><text:span text:style-name="T11">a</text:span><text:span text:style-name="T14">)</text:span><text:span text:style-name="T11">b</text:span></text:p>
      <text:p text:style-name="P8"/>
      <text:p text:style-name="P9">Solving this for `p` given some confidence of the safety of the whole system:</text:p>
      <text:p text:style-name="P9"/>
      <text:p text:style-name="P10"><text:tab/><text:span text:style-name="T25">1 </text:span><text:span text:style-name="T13">–</text:span><text:span text:style-name="T25"> </text:span>c = <text:span text:style-name="T8">1 - </text:span>(<text:span text:style-name="T8">1 – </text:span>p<text:span text:style-name="T10">a</text:span><text:span text:style-name="T13">)</text:span><text:span text:style-name="T10">b</text:span></text:p>
      <text:p text:style-name="P9"><text:span text:style-name="T13"><text:tab/>c = (</text:span><text:span text:style-name="T15">1 – </text:span><text:span text:style-name="T13">p</text:span><text:span text:style-name="T10">a</text:span><text:span text:style-name="T13">)</text:span><text:span text:style-name="T10">b</text:span></text:p>
      <text:p text:style-name="P9"><text:span text:style-name="T13"><text:tab/>ln(c) = b * ln(1 – p</text:span><text:span text:style-name="T10">a</text:span><text:span text:style-name="T13">)</text:span></text:p>
      <text:p text:style-name="P9"><text:span text:style-name="T13"><text:tab/>ln(c) / b = ln(1 – p</text:span><text:span text:style-name="T10">a</text:span><text:span text:style-name="T13">)</text:span></text:p>
      <text:p text:style-name="P9"><text:span text:style-name="T13"><text:tab/>exp(ln(c) / b) = 1 – p</text:span><text:span text:style-name="T10">a</text:span></text:p>
      <text:p text:style-name="P9"><text:span text:style-name="T13"><text:tab/>1 - exp(ln(c) / b) = p</text:span><text:span text:style-name="T10">a</text:span></text:p>
      <text:p text:style-name="P9"><text:span text:style-name="T13"><text:tab/>ln(1 - exp(ln(c) / b)) = a * ln(p)</text:span></text:p>
      <text:p text:style-name="P9"><text:span text:style-name="T13"><text:tab/>ln(1 - exp(ln(c) / b)) / a = ln(p)</text:span></text:p>
      <text:p text:style-name="P9"><text:span text:style-name="T13"><text:tab/>p = exp(ln(1 - exp(ln(c) / b)) / a)</text:span></text:p>
      <text:p text:style-name="P9"><text:span text:style-name="T13"/></text:p>
      <text:p text:style-name="P18"><text:span text:style-name="T13">Writing this as a function `p`:</text:span></text:p>
      <text:p text:style-name="P9"><text:span text:style-name="T13"/></text:p>
      <text:p text:style-name="P9"><text:span text:style-name="T13"><text:tab/>p := \(a, b, c) = exp(ln(1 - exp(ln(c) / b)) / a)</text:span></text:p>
      <text:p text:style-name="P9"><text:span text:style-name="T13"/></text:p>
      <text:p text:style-name="P9"><text:span text:style-name="T13">Now, Alice can compute some confidence intervals, using `</text:span><text:span text:style-name="T16">b</text:span><text:span text:style-name="T13"> = 1000` since she </text:span><text:span text:style-name="T16">does not want to use the spaceship unless </text:span><text:span text:style-name="T22">she is 90% confident she would survive a</text:span><text:span text:style-name="T16"> thousand times </text:span><text:span text:style-name="T22">over</text:span><text:span text:style-name="T13">:</text:span></text:p>
      <text:p text:style-name="P9"><text:span text:style-name="T13"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23">Things that can go wrong</text:p>
          </table:table-cell>
          <table:table-cell table:style-name="Table1.A1" office:value-type="string">
            <text:p text:style-name="P23"><text:span text:style-name="T23">c = 9</text:span>0%</text:p>
          </table:table-cell>
          <table:table-cell table:style-name="Table1.A1" office:value-type="string">
            <text:p text:style-name="P22"><text:span text:style-name="T23">c = </text:span>50%</text:p>
          </table:table-cell>
          <table:table-cell table:style-name="Table1.D1" office:value-type="string">
            <text:p text:style-name="P23"><text:span text:style-name="T23">c = 1</text:span>0%</text:p>
          </table:table-cell>
        </table:table-row>
        <table:table-row>
          <table:table-cell table:style-name="Table1.A2" office:value-type="string">
            <text:p text:style-name="P19"><text:span text:style-name="T24">a</text:span> = 5</text:p>
          </table:table-cell>
          <table:table-cell table:style-name="Table1.A2" office:value-type="string">
            <text:p text:style-name="P20">p ~= 16%</text:p>
          </table:table-cell>
          <table:table-cell table:style-name="Table1.A2" office:value-type="string">
            <text:p text:style-name="P21">p ~= 23%</text:p>
          </table:table-cell>
          <table:table-cell table:style-name="Table1.D2" office:value-type="string">
            <text:p text:style-name="P21">p ~= 30%</text:p>
          </table:table-cell>
        </table:table-row>
        <table:table-row>
          <table:table-cell table:style-name="Table1.A2" office:value-type="string">
            <text:p text:style-name="P19"><text:span text:style-name="T24">a</text:span> = 20</text:p>
          </table:table-cell>
          <table:table-cell table:style-name="Table1.A2" office:value-type="string">
            <text:p text:style-name="P21">p ~= 63%</text:p>
          </table:table-cell>
          <table:table-cell table:style-name="Table1.A2" office:value-type="string">
            <text:p text:style-name="P21">P ~= 70%</text:p>
          </table:table-cell>
          <table:table-cell table:style-name="Table1.D2" office:value-type="string">
            <text:p text:style-name="P21">p ~= 74%</text:p>
          </table:table-cell>
        </table:table-row>
      </table:table>
      <text:p text:style-name="P9"><text:span text:style-name="T13"/></text:p>
      <text:p text:style-name="P11"><text:span text:style-name="T13">Notice that when 20 things are required to go wrong at the same time to produce an accident, you need a very high probability for a single event to go wrong. It does not matter much whether this is 1% or 40% as long you keep it below 63%.</text:span></text:p>
      <text:p text:style-name="P11"><text:span text:style-name="T16"/></text:p>
      <text:p text:style-name="P11"><text:span text:style-name="T16"><text:tab/>1 – (1 – 0.01</text:span><text:span text:style-name="T12">20</text:span><text:span text:style-name="T16">)</text:span><text:span text:style-name="T12">1000</text:span><text:span text:style-name="T16"> ~</text:span><text:span text:style-name="T17">=</text:span><text:span text:style-name="T16"> 0<text:tab/><text:tab/></text:span><text:span text:style-name="T21">(Alice never see an accident occur)</text:span></text:p>
      <text:p text:style-name="P11"><text:span text:style-name="T16"><text:tab/>1 – (1 – 0.4</text:span><text:span text:style-name="T12">20</text:span><text:span text:style-name="T16">)</text:span><text:span text:style-name="T12">1000</text:span><text:span text:style-name="T16"> ~</text:span><text:span text:style-name="T17">=</text:span><text:span text:style-name="T16"> 0.00001<text:tab/><text:tab/></text:span><text:span text:style-name="T21">(Alice never see an accident occur)</text:span></text:p>
      <text:p text:style-name="P12"><text:span text:style-name="T16"/></text:p>
      <text:p text:style-name="P12"><text:span text:style-name="T16">Once it starts to go above 63% the chance that an accident occurs raises very rapidly.</text:span></text:p>
      <text:p text:style-name="P12"><text:span text:style-name="T16"/></text:p>
      <text:p text:style-name="P12"><text:span text:style-name="T16"><text:tab/>1 – (1 – 0.</text:span><text:span text:style-name="T17">99</text:span><text:span text:style-name="T12">20</text:span><text:span text:style-name="T16">)</text:span><text:span text:style-name="T12">1000</text:span><text:span text:style-name="T16"> ~</text:span><text:span text:style-name="T17">=</text:span><text:span text:style-name="T16"> </text:span><text:span text:style-name="T17">1<text:tab/><text:tab/></text:span><text:span text:style-name="T21">(Alice will see at least one accident among 1000 uses)</text:span></text:p>
      <text:p text:style-name="P12"><text:span text:style-name="T16"><text:tab/>1 – (1 – 0.</text:span><text:span text:style-name="T17">8</text:span><text:span text:style-name="T12">20</text:span><text:span text:style-name="T16">)</text:span><text:span text:style-name="T12">1000</text:span><text:span text:style-name="T16"> ~</text:span><text:span text:style-name="T17">=</text:span><text:span text:style-name="T16"> </text:span><text:span text:style-name="T17">0.99999<text:tab/><text:tab/></text:span><text:span text:style-name="T21">(Alice will see at least one accident among 1000 uses)</text:span></text:p>
      <text:p text:style-name="P11"><text:span text:style-name="T16"/></text:p>
      <text:p text:style-name="P13"><text:span text:style-name="T13">This is the surprising thing about such systems: They concentrate the change around </text:span><text:span text:style-name="T17">a very sensitive spot for a single event to go wrong. Even with a large sample of repeated use, for example if all the people in the world using Alice’s spaceship, the observations made tends to fall into two categories:</text:span></text:p>
      <text:p text:style-name="P13"><text:span text:style-name="T17"/></text:p>
      <text:list xml:id="list4001669278222043428" text:style-name="L3">
        <text:list-item>
          <text:p text:style-name="P14"><text:span text:style-name="T13">Either an accident always occur</text:span><text:span text:style-name="T18"> all the time</text:span><text:span text:style-name="T13">...</text:span></text:p>
        </text:list-item>
        <text:list-item>
          <text:p text:style-name="P14"><text:span text:style-name="T13">...or an accident never happens </text:span><text:span text:style-name="T18">any time</text:span><text:span text:style-name="T13">!</text:span></text:p>
        </text:list-item>
      </text:list>
      <text:p text:style-name="P15"><text:span text:style-name="T13"/></text:p>
      <text:p text:style-name="P16"><text:span text:style-name="T21">T</text:span><text:span text:style-name="T13">his system analysis demonstrates that with enough redundancy, which is not necessarily a very high number, a good design for safety should actually </text:span><text:span text:style-name="T19">never</text:span><text:span text:style-name="T13"> have accidents in practice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21:06:04.975735000</meta:creation-date>
    <dc:date>2017-05-10T01:06:53.793057000</dc:date>
    <meta:editing-duration>PT21M47S</meta:editing-duration>
    <meta:editing-cycles>5</meta:editing-cycles>
    <meta:generator>LibreOffice/5.1.2.2$MacOSX_X86_64 LibreOffice_project/d3bf12ecb743fc0d20e0be0c58ca359301eb705f</meta:generator>
    <meta:document-statistic meta:table-count="1" meta:image-count="0" meta:object-count="0" meta:page-count="2" meta:paragraph-count="49" meta:word-count="662" meta:character-count="3265" meta:non-whitespace-character-count="2615"/>
  </office:meta>
</office:document-meta>
</file>